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2ef7" officeooo:paragraph-rsid="001c2ef7"/>
    </style:style>
    <style:style style:name="P2" style:family="paragraph" style:parent-style-name="Text_20_body">
      <style:text-properties officeooo:paragraph-rsid="001c2ef7"/>
    </style:style>
    <style:style style:name="P3" style:family="paragraph" style:parent-style-name="Text_20_body">
      <style:text-properties officeooo:rsid="001c2ef7" officeooo:paragraph-rsid="001c2ef7"/>
    </style:style>
    <style:style style:name="P4" style:family="paragraph" style:parent-style-name="Heading_20_2">
      <style:text-properties officeooo:rsid="001c2ef7" officeooo:paragraph-rsid="001c2ef7"/>
    </style:style>
    <style:style style:name="P5" style:family="paragraph" style:parent-style-name="Text_20_body" style:list-style-name="L1">
      <style:text-properties officeooo:rsid="001c2ef7" officeooo:paragraph-rsid="001c2e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nder The Surface</text:h>
      <text:p text:style-name="P2"/>
      <text:p text:style-name="P3">The floor is a reflection w/ a separate player beneath it, there are obstacles for them, and you have to help both you and your reflection in order to pass</text:p>
      <text:p text:style-name="P2"/>
      <text:h text:style-name="P4" text:outline-level="2">Engine</text:h>
      <text:list text:style-name="L1">
        <text:list-item>
          <text:p text:style-name="P5">Godot 4.6.x</text:p>
        </text:list-item>
        <text:list-item>
          <text:p text:style-name="P5">Aseprite for Pixel Art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8T10:54:07.729256259</meta:creation-date>
    <dc:date>2026-02-28T10:59:37.036830485</dc:date>
    <meta:editing-duration>PT5M30S</meta:editing-duration>
    <meta:editing-cycles>1</meta:editing-cycles>
    <meta:document-statistic meta:table-count="0" meta:image-count="0" meta:object-count="0" meta:page-count="1" meta:paragraph-count="5" meta:word-count="42" meta:character-count="213" meta:non-whitespace-character-count="178"/>
    <meta:generator>LibreOffice/26.2.0.3$Linux_X86_64 LibreOffice_project/afbbd0df0edb6d40b450b0337ac646b0913a760c</meta:generator>
  </office:meta>
</office:document-meta>
</file>